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09aba" officeooo:paragraph-rsid="00109aba"/>
    </style:style>
    <style:style style:name="P2" style:family="paragraph" style:parent-style-name="Standard" style:list-style-name="L2">
      <style:paragraph-properties fo:text-align="start" style:justify-single-word="false"/>
      <style:text-properties fo:font-size="12pt" fo:font-weight="normal" officeooo:rsid="0015686d" officeooo:paragraph-rsid="0015686d" style:font-weight-asian="normal" style:font-weight-complex="normal"/>
    </style:style>
    <style:style style:name="P3" style:family="paragraph" style:parent-style-name="Standard">
      <style:paragraph-properties fo:text-align="start" style:justify-single-word="false"/>
      <style:text-properties fo:font-size="12pt" fo:font-weight="normal" officeooo:rsid="0015686d" officeooo:paragraph-rsid="0015686d" style:font-weight-asian="normal" style:font-weight-complex="normal"/>
    </style:style>
    <style:style style:name="P4" style:family="paragraph" style:parent-style-name="Standard" style:list-style-name="L3">
      <style:paragraph-properties fo:text-align="start" style:justify-single-word="false"/>
      <style:text-properties fo:font-size="12pt" fo:font-weight="normal" officeooo:rsid="0016d7eb" officeooo:paragraph-rsid="0016d7eb" style:font-weight-asian="normal" style:font-weight-complex="normal"/>
    </style:style>
    <style:style style:name="P5" style:family="paragraph" style:parent-style-name="Standard" style:list-style-name="L2">
      <style:paragraph-properties fo:text-align="start" style:justify-single-word="false"/>
      <style:text-properties fo:font-size="12pt" fo:font-weight="normal" officeooo:rsid="0016d7eb" officeooo:paragraph-rsid="0016d7eb" style:font-weight-asian="normal" style:font-weight-complex="normal"/>
    </style:style>
    <style:style style:name="P6" style:family="paragraph" style:parent-style-name="Standard">
      <style:paragraph-properties fo:text-align="start" style:justify-single-word="false"/>
      <style:text-properties fo:font-size="12pt" fo:font-weight="normal" officeooo:rsid="0016d7eb" officeooo:paragraph-rsid="0016d7eb" style:font-weight-asian="normal" style:font-weight-complex="normal"/>
    </style:style>
    <style:style style:name="P7" style:family="paragraph" style:parent-style-name="Standard" style:list-style-name="L3">
      <style:paragraph-properties fo:text-align="start" style:justify-single-word="false"/>
      <style:text-properties fo:font-size="12pt" fo:font-weight="normal" officeooo:rsid="00187d78" officeooo:paragraph-rsid="00187d78" style:font-weight-asian="normal" style:font-weight-complex="normal"/>
    </style:style>
    <style:style style:name="P8" style:family="paragraph" style:parent-style-name="Standard" style:list-style-name="L2">
      <style:paragraph-properties fo:text-align="start" style:justify-single-word="false"/>
      <style:text-properties fo:font-size="12pt" fo:font-weight="normal" officeooo:rsid="00187d78" officeooo:paragraph-rsid="00187d78" style:font-weight-asian="normal" style:font-weight-complex="normal"/>
    </style:style>
    <style:style style:name="P9" style:family="paragraph" style:parent-style-name="Standard">
      <style:paragraph-properties fo:text-align="start" style:justify-single-word="false"/>
      <style:text-properties fo:font-size="12pt" fo:font-weight="normal" officeooo:rsid="00187d78" officeooo:paragraph-rsid="00187d78" style:font-weight-asian="normal" style:font-weight-complex="normal"/>
    </style:style>
    <style:style style:name="P10" style:family="paragraph" style:parent-style-name="Standard" style:list-style-name="L4">
      <style:paragraph-properties fo:text-align="start" style:justify-single-word="false"/>
      <style:text-properties fo:font-size="12pt" fo:font-weight="normal" officeooo:rsid="001986e8" officeooo:paragraph-rsid="001986e8"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1986e8" officeooo:paragraph-rsid="001986e8" style:font-weight-asian="normal" style:font-weight-complex="normal"/>
    </style:style>
    <style:style style:name="P12" style:family="paragraph" style:parent-style-name="Standard" style:list-style-name="L5">
      <style:paragraph-properties fo:text-align="start" style:justify-single-word="false"/>
      <style:text-properties fo:font-size="12pt" fo:font-weight="normal" officeooo:rsid="001ad8ca" officeooo:paragraph-rsid="001ad8ca" style:font-weight-asian="normal" style:font-weight-complex="normal"/>
    </style:style>
    <style:style style:name="P13" style:family="paragraph" style:parent-style-name="Standard" style:list-style-name="L6">
      <style:paragraph-properties fo:text-align="start" style:justify-single-word="false"/>
      <style:text-properties fo:font-size="12pt" fo:font-weight="normal" officeooo:rsid="001ccee4" officeooo:paragraph-rsid="001ccee4" style:font-weight-asian="normal" style:font-weight-complex="normal"/>
    </style:style>
    <style:style style:name="P14" style:family="paragraph" style:parent-style-name="Standard">
      <style:paragraph-properties fo:text-align="start" style:justify-single-word="false"/>
      <style:text-properties fo:font-size="12pt" fo:font-weight="normal" officeooo:rsid="001ccee4" officeooo:paragraph-rsid="001ccee4" style:font-weight-asian="normal" style:font-weight-complex="normal"/>
    </style:style>
    <style:style style:name="P15" style:family="paragraph" style:parent-style-name="Standard" style:list-style-name="L7">
      <style:paragraph-properties fo:text-align="start" style:justify-single-word="false"/>
      <style:text-properties fo:font-size="12pt" fo:font-weight="normal" officeooo:rsid="001d298d" officeooo:paragraph-rsid="001d298d"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1d298d" officeooo:paragraph-rsid="001d298d" style:font-weight-asian="normal" style:font-weight-complex="normal"/>
    </style:style>
    <style:style style:name="P17" style:family="paragraph" style:parent-style-name="Standard" style:list-style-name="L6">
      <style:paragraph-properties fo:text-align="start" style:justify-single-word="false"/>
      <style:text-properties fo:font-size="12pt" fo:font-weight="normal" officeooo:rsid="001d298d" officeooo:paragraph-rsid="001d298d" style:font-weight-asian="normal" style:font-weight-complex="normal"/>
    </style:style>
    <style:style style:name="P18" style:family="paragraph" style:parent-style-name="Standard" style:list-style-name="L8">
      <style:paragraph-properties fo:text-align="start" style:justify-single-word="false"/>
      <style:text-properties fo:font-size="12pt" fo:font-weight="normal" officeooo:rsid="001f8252" officeooo:paragraph-rsid="001f8252" style:font-weight-asian="normal" style:font-weight-complex="normal"/>
    </style:style>
    <style:style style:name="P19" style:family="paragraph" style:parent-style-name="Standard" style:list-style-name="L9">
      <style:paragraph-properties fo:text-align="start" style:justify-single-word="false"/>
      <style:text-properties fo:font-size="12pt" fo:font-weight="normal" officeooo:rsid="001f8d02" officeooo:paragraph-rsid="001f8d02" style:font-weight-asian="normal" style:font-weight-complex="normal"/>
    </style:style>
    <style:style style:name="P20" style:family="paragraph" style:parent-style-name="Standard">
      <style:paragraph-properties fo:text-align="start" style:justify-single-word="false"/>
      <style:text-properties fo:font-size="12pt" fo:font-weight="normal" officeooo:rsid="001f8d02" officeooo:paragraph-rsid="001f8d02" style:font-weight-asian="normal" style:font-weight-complex="normal"/>
    </style:style>
    <style:style style:name="P21" style:family="paragraph" style:parent-style-name="Standard" style:list-style-name="L10">
      <style:paragraph-properties fo:text-align="start" style:justify-single-word="false"/>
      <style:text-properties fo:font-size="12pt" fo:font-weight="normal" officeooo:rsid="00216965" officeooo:paragraph-rsid="00216965" style:font-weight-asian="normal" style:font-weight-complex="normal"/>
    </style:style>
    <style:style style:name="P22" style:family="paragraph" style:parent-style-name="Standard">
      <style:paragraph-properties fo:text-align="start" style:justify-single-word="false"/>
      <style:text-properties fo:font-size="12pt" fo:font-weight="normal" officeooo:rsid="00216965" officeooo:paragraph-rsid="00216965" style:font-weight-asian="normal" style:font-weight-complex="normal"/>
    </style:style>
    <style:style style:name="P23" style:family="paragraph" style:parent-style-name="Standard" style:list-style-name="L11">
      <style:paragraph-properties fo:text-align="start" style:justify-single-word="false"/>
      <style:text-properties fo:font-size="12pt" fo:font-weight="normal" officeooo:rsid="0022d20b" officeooo:paragraph-rsid="0022d20b" style:font-weight-asian="normal" style:font-weight-complex="normal"/>
    </style:style>
    <style:style style:name="P24" style:family="paragraph" style:parent-style-name="Standard">
      <style:paragraph-properties fo:text-align="start" style:justify-single-word="false"/>
      <style:text-properties fo:font-size="12pt" fo:font-weight="normal" officeooo:rsid="0022d20b" officeooo:paragraph-rsid="0022d20b" style:font-weight-asian="normal" style:font-weight-complex="normal"/>
    </style:style>
    <style:style style:name="P25" style:family="paragraph" style:parent-style-name="Standard" style:list-style-name="L12">
      <style:paragraph-properties fo:text-align="start" style:justify-single-word="false"/>
      <style:text-properties fo:font-size="12pt" fo:font-weight="normal" officeooo:rsid="0022f50a" officeooo:paragraph-rsid="0022f50a" style:font-weight-asian="normal" style:font-weight-complex="normal"/>
    </style:style>
    <style:style style:name="P26" style:family="paragraph" style:parent-style-name="Standard">
      <style:paragraph-properties fo:text-align="start" style:justify-single-word="false"/>
      <style:text-properties fo:font-size="12pt" fo:font-weight="normal" officeooo:rsid="0022f50a" officeooo:paragraph-rsid="0022f50a" style:font-weight-asian="normal" style:font-weight-complex="normal"/>
    </style:style>
    <style:style style:name="P27" style:family="paragraph" style:parent-style-name="Standard" style:list-style-name="L14">
      <style:paragraph-properties fo:text-align="start" style:justify-single-word="false"/>
      <style:text-properties fo:font-size="12pt" fo:font-weight="normal" officeooo:rsid="0025d866" officeooo:paragraph-rsid="0025d866" style:font-weight-asian="normal" style:font-weight-complex="normal"/>
    </style:style>
    <style:style style:name="P28" style:family="paragraph" style:parent-style-name="Standard" style:list-style-name="L16">
      <style:paragraph-properties fo:text-align="start" style:justify-single-word="false"/>
      <style:text-properties fo:font-size="12pt" fo:font-weight="normal" officeooo:rsid="00266bf6" officeooo:paragraph-rsid="00266bf6" style:font-weight-asian="normal" style:font-weight-complex="normal"/>
    </style:style>
    <style:style style:name="P29" style:family="paragraph" style:parent-style-name="Standard">
      <style:paragraph-properties fo:text-align="start" style:justify-single-word="false"/>
      <style:text-properties fo:font-size="12pt" fo:font-weight="normal" officeooo:rsid="00266bf6" officeooo:paragraph-rsid="00266bf6" style:font-weight-asian="normal" style:font-weight-complex="normal"/>
    </style:style>
    <style:style style:name="P30" style:family="paragraph" style:parent-style-name="Standard" style:list-style-name="L18">
      <style:paragraph-properties fo:text-align="start" style:justify-single-word="false"/>
      <style:text-properties fo:font-size="12pt" fo:font-weight="normal" officeooo:rsid="00298282" officeooo:paragraph-rsid="00298282" style:font-weight-asian="normal" style:font-weight-complex="normal"/>
    </style:style>
    <style:style style:name="P31" style:family="paragraph" style:parent-style-name="Standard">
      <style:paragraph-properties fo:text-align="start" style:justify-single-word="false"/>
      <style:text-properties fo:font-size="12pt" fo:font-weight="normal" officeooo:rsid="00298282" officeooo:paragraph-rsid="00298282" style:font-weight-asian="normal" style:font-weight-complex="normal"/>
    </style:style>
    <style:style style:name="P32" style:family="paragraph" style:parent-style-name="Standard" style:list-style-name="L18">
      <style:paragraph-properties fo:text-align="start" style:justify-single-word="false"/>
      <style:text-properties fo:font-size="12pt" fo:font-weight="normal" officeooo:rsid="002a2733" officeooo:paragraph-rsid="002a2733" style:font-weight-asian="normal" style:font-weight-complex="normal"/>
    </style:style>
    <style:style style:name="P33" style:family="paragraph" style:parent-style-name="Standard">
      <style:paragraph-properties fo:text-align="start" style:justify-single-word="false"/>
      <style:text-properties fo:font-size="12pt" fo:font-weight="normal" officeooo:rsid="002a2733" officeooo:paragraph-rsid="002a2733" style:font-weight-asian="normal" style:font-weight-complex="normal"/>
    </style:style>
    <style:style style:name="P34" style:family="paragraph" style:parent-style-name="Standard" style:list-style-name="L19">
      <style:paragraph-properties fo:text-align="start" style:justify-single-word="false"/>
      <style:text-properties fo:font-size="12pt" fo:font-weight="normal" officeooo:rsid="002cfe2b" officeooo:paragraph-rsid="002cfe2b" style:font-weight-asian="normal" style:font-weight-complex="normal"/>
    </style:style>
    <style:style style:name="P35" style:family="paragraph" style:parent-style-name="Standard">
      <style:paragraph-properties fo:text-align="start" style:justify-single-word="false"/>
      <style:text-properties fo:font-size="12pt" fo:font-weight="normal" officeooo:rsid="002cfe2b" officeooo:paragraph-rsid="002cfe2b" style:font-weight-asian="normal" style:font-weight-complex="normal"/>
    </style:style>
    <style:style style:name="P36" style:family="paragraph" style:parent-style-name="Standard">
      <style:paragraph-properties fo:text-align="start" style:justify-single-word="false"/>
      <style:text-properties fo:font-size="12pt" fo:font-weight="normal" officeooo:rsid="002d57ce" officeooo:paragraph-rsid="002d57ce" style:font-weight-asian="normal" style:font-weight-complex="normal"/>
    </style:style>
    <style:style style:name="P37" style:family="paragraph" style:parent-style-name="Standard" style:list-style-name="L21">
      <style:paragraph-properties fo:text-align="start" style:justify-single-word="false"/>
      <style:text-properties fo:font-size="12pt" fo:font-weight="normal" officeooo:rsid="002edc64" officeooo:paragraph-rsid="002edc64" style:font-weight-asian="normal" style:font-weight-complex="normal"/>
    </style:style>
    <style:style style:name="P38" style:family="paragraph" style:parent-style-name="Standard" style:list-style-name="L22">
      <style:paragraph-properties fo:text-align="start" style:justify-single-word="false"/>
      <style:text-properties fo:font-size="12pt" fo:font-weight="normal" officeooo:rsid="0030a69a" officeooo:paragraph-rsid="0030a69a" style:font-weight-asian="normal" style:font-weight-complex="normal"/>
    </style:style>
    <style:style style:name="P39" style:family="paragraph" style:parent-style-name="Standard">
      <style:paragraph-properties fo:text-align="start" style:justify-single-word="false"/>
      <style:text-properties fo:font-size="12pt" fo:font-weight="normal" officeooo:rsid="0030a69a" officeooo:paragraph-rsid="0030a69a" style:font-weight-asian="normal" style:font-weight-complex="normal"/>
    </style:style>
    <style:style style:name="P40" style:family="paragraph" style:parent-style-name="Standard" style:list-style-name="L23">
      <style:paragraph-properties fo:text-align="start" style:justify-single-word="false"/>
      <style:text-properties fo:font-size="12pt" fo:font-weight="normal" officeooo:rsid="003213ee" officeooo:paragraph-rsid="003213ee" style:font-weight-asian="normal" style:font-weight-complex="normal"/>
    </style:style>
    <style:style style:name="P41" style:family="paragraph" style:parent-style-name="Standard">
      <style:paragraph-properties fo:text-align="start" style:justify-single-word="false"/>
      <style:text-properties fo:font-size="12pt" fo:font-weight="normal" officeooo:rsid="003213ee" officeooo:paragraph-rsid="003213ee" style:font-weight-asian="normal" style:font-weight-complex="normal"/>
    </style:style>
    <style:style style:name="P42" style:family="paragraph" style:parent-style-name="Standard" style:list-style-name="L24">
      <style:paragraph-properties fo:text-align="start" style:justify-single-word="false"/>
      <style:text-properties fo:font-size="12pt" fo:font-weight="normal" officeooo:rsid="0032ac49" officeooo:paragraph-rsid="0032ac49" style:font-weight-asian="normal" style:font-weight-complex="normal"/>
    </style:style>
    <style:style style:name="P43" style:family="paragraph" style:parent-style-name="Standard">
      <style:paragraph-properties fo:text-align="start" style:justify-single-word="false"/>
      <style:text-properties fo:font-size="12pt" fo:font-weight="normal" officeooo:rsid="0032ac49" officeooo:paragraph-rsid="0032ac49" style:font-weight-asian="normal" style:font-weight-complex="normal"/>
    </style:style>
    <style:style style:name="P44" style:family="paragraph" style:parent-style-name="Standard" style:list-style-name="L25">
      <style:paragraph-properties fo:text-align="start" style:justify-single-word="false"/>
      <style:text-properties fo:font-size="12pt" fo:font-weight="normal" officeooo:rsid="00337e3a" officeooo:paragraph-rsid="00337e3a" style:font-weight-asian="normal" style:font-weight-complex="normal"/>
    </style:style>
    <style:style style:name="P45" style:family="paragraph" style:parent-style-name="Standard">
      <style:paragraph-properties fo:text-align="start" style:justify-single-word="false"/>
      <style:text-properties fo:font-size="12pt" fo:font-weight="normal" officeooo:rsid="00337e3a" officeooo:paragraph-rsid="00337e3a" style:font-weight-asian="normal" style:font-weight-complex="normal"/>
    </style:style>
    <style:style style:name="P46" style:family="paragraph" style:parent-style-name="Standard" style:list-style-name="L26">
      <style:paragraph-properties fo:text-align="start" style:justify-single-word="false"/>
      <style:text-properties fo:font-size="12pt" fo:font-weight="normal" officeooo:rsid="00354b18" officeooo:paragraph-rsid="00354b18" style:font-weight-asian="normal" style:font-weight-complex="normal"/>
    </style:style>
    <style:style style:name="P47" style:family="paragraph" style:parent-style-name="Standard">
      <style:paragraph-properties fo:text-align="start" style:justify-single-word="false"/>
      <style:text-properties fo:font-size="12pt" fo:font-weight="normal" officeooo:rsid="00354b18" officeooo:paragraph-rsid="00354b18" style:font-weight-asian="normal" style:font-weight-complex="normal"/>
    </style:style>
    <style:style style:name="P48" style:family="paragraph" style:parent-style-name="Standard" style:list-style-name="L9">
      <style:paragraph-properties fo:text-align="start" style:justify-single-word="false"/>
      <style:text-properties fo:font-size="12pt" fo:font-weight="bold" officeooo:rsid="001f8d02" officeooo:paragraph-rsid="001f8d02" style:font-weight-asian="bold" style:font-weight-complex="bold"/>
    </style:style>
    <style:style style:name="P49" style:family="paragraph" style:parent-style-name="Standard">
      <style:paragraph-properties fo:text-align="start" style:justify-single-word="false"/>
      <style:text-properties fo:font-size="12pt" fo:font-weight="bold" officeooo:rsid="001f8d02" officeooo:paragraph-rsid="001f8d02" style:font-weight-asian="bold" style:font-weight-complex="bold"/>
    </style:style>
    <style:style style:name="P50" style:family="paragraph" style:parent-style-name="Standard" style:list-style-name="L15">
      <style:paragraph-properties fo:text-align="start" style:justify-single-word="false"/>
      <style:text-properties fo:font-size="12pt" fo:font-style="normal" style:text-underline-style="none" fo:font-weight="normal" officeooo:rsid="00261ff2" officeooo:paragraph-rsid="00261ff2"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261ff2" officeooo:paragraph-rsid="00261ff2" style:font-style-asian="normal" style:font-weight-asian="normal" style:font-style-complex="normal" style:font-weight-complex="normal"/>
    </style:style>
    <style:style style:name="P52" style:family="paragraph" style:parent-style-name="Standard" style:list-style-name="L17">
      <style:paragraph-properties fo:text-align="start" style:justify-single-word="false"/>
      <style:text-properties officeooo:paragraph-rsid="00296a1d"/>
    </style:style>
    <style:style style:name="P53" style:family="paragraph" style:parent-style-name="Standard">
      <style:paragraph-properties fo:text-align="start" style:justify-single-word="false"/>
      <style:text-properties fo:font-size="14pt" fo:font-weight="bold" officeooo:rsid="00141aec" officeooo:paragraph-rsid="00141aec" style:font-weight-asian="bold" style:font-weight-complex="bold"/>
    </style:style>
    <style:style style:name="P54" style:family="paragraph" style:parent-style-name="Standard">
      <style:paragraph-properties fo:text-align="start" style:justify-single-word="false"/>
      <style:text-properties fo:font-size="14pt" fo:font-weight="bold" officeooo:rsid="0015686d" officeooo:paragraph-rsid="0015686d" style:font-weight-asian="bold" style:font-weight-complex="bold"/>
    </style:style>
    <style:style style:name="P55" style:family="paragraph" style:parent-style-name="Standard">
      <style:paragraph-properties fo:text-align="start" style:justify-single-word="false"/>
      <style:text-properties fo:font-size="14pt" fo:font-weight="bold" officeooo:rsid="00187d78" officeooo:paragraph-rsid="00187d78" style:font-weight-asian="bold" style:font-weight-complex="bold"/>
    </style:style>
    <style:style style:name="P56" style:family="paragraph" style:parent-style-name="Standard">
      <style:paragraph-properties fo:text-align="start" style:justify-single-word="false"/>
      <style:text-properties fo:font-size="14pt" fo:font-weight="bold" officeooo:rsid="001f8252" officeooo:paragraph-rsid="001f8252" style:font-weight-asian="bold" style:font-weight-complex="bold"/>
    </style:style>
    <style:style style:name="P57" style:family="paragraph" style:parent-style-name="Standard">
      <style:paragraph-properties fo:text-align="start" style:justify-single-word="false"/>
      <style:text-properties fo:font-size="14pt" fo:font-weight="bold" officeooo:rsid="001fcf9c" officeooo:paragraph-rsid="001fcf9c" style:font-weight-asian="bold" style:font-weight-complex="bold"/>
    </style:style>
    <style:style style:name="P58" style:family="paragraph" style:parent-style-name="Standard">
      <style:paragraph-properties fo:text-align="start" style:justify-single-word="false"/>
      <style:text-properties fo:font-size="14pt" fo:font-weight="bold" officeooo:rsid="00216965" officeooo:paragraph-rsid="00216965" style:font-weight-asian="bold" style:font-weight-complex="bold"/>
    </style:style>
    <style:style style:name="P59" style:family="paragraph" style:parent-style-name="Standard">
      <style:paragraph-properties fo:text-align="start" style:justify-single-word="false"/>
      <style:text-properties fo:font-size="14pt" fo:font-weight="bold" officeooo:rsid="0022d20b" officeooo:paragraph-rsid="0022d20b" style:font-weight-asian="bold" style:font-weight-complex="bold"/>
    </style:style>
    <style:style style:name="P60" style:family="paragraph" style:parent-style-name="Standard">
      <style:paragraph-properties fo:text-align="start" style:justify-single-word="false"/>
      <style:text-properties fo:font-size="14pt" fo:font-weight="bold" officeooo:rsid="00296a1d" officeooo:paragraph-rsid="00296a1d" style:font-weight-asian="bold" style:font-weight-complex="bold"/>
    </style:style>
    <style:style style:name="P61" style:family="paragraph" style:parent-style-name="Standard">
      <style:paragraph-properties fo:text-align="start" style:justify-single-word="false"/>
      <style:text-properties fo:font-size="14pt" fo:font-weight="bold" officeooo:rsid="002b067f" officeooo:paragraph-rsid="002b067f" style:font-weight-asian="bold" style:font-weight-complex="bold"/>
    </style:style>
    <style:style style:name="P62" style:family="paragraph" style:parent-style-name="Standard">
      <style:paragraph-properties fo:text-align="start" style:justify-single-word="false"/>
      <style:text-properties fo:font-size="14pt" fo:font-weight="bold" officeooo:rsid="002cfe2b" officeooo:paragraph-rsid="002cfe2b" style:font-weight-asian="bold" style:font-weight-complex="bold"/>
    </style:style>
    <style:style style:name="P63" style:family="paragraph" style:parent-style-name="Standard">
      <style:paragraph-properties fo:text-align="start" style:justify-single-word="false"/>
      <style:text-properties fo:font-size="14pt" fo:font-weight="bold" officeooo:rsid="003200ca" officeooo:paragraph-rsid="003200ca" style:font-weight-asian="bold" style:font-weight-complex="bold"/>
    </style:style>
    <style:style style:name="P64" style:family="paragraph" style:parent-style-name="Standard">
      <style:paragraph-properties fo:text-align="start" style:justify-single-word="false"/>
      <style:text-properties fo:font-size="14pt" fo:font-weight="bold" officeooo:rsid="00337e3a" officeooo:paragraph-rsid="00337e3a" style:font-weight-asian="bold" style:font-weight-complex="bold"/>
    </style:style>
    <style:style style:name="P65" style:family="paragraph" style:parent-style-name="Standard" style:list-style-name="L17">
      <style:paragraph-properties fo:text-align="start" style:justify-single-word="false"/>
      <style:text-properties officeooo:rsid="00296a1d" officeooo:paragraph-rsid="00296a1d"/>
    </style:style>
    <style:style style:name="P66" style:family="paragraph" style:parent-style-name="Standard">
      <style:paragraph-properties fo:text-align="start" style:justify-single-word="false"/>
      <style:text-properties officeooo:rsid="00296a1d" officeooo:paragraph-rsid="00296a1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fcf9c" style:font-weight-asian="normal" style:font-weight-complex="normal"/>
    </style:style>
    <style:style style:name="T4" style:family="text">
      <style:text-properties fo:font-size="12pt" fo:font-weight="normal" style:font-weight-asian="normal" style:font-weight-complex="normal"/>
    </style:style>
    <style:style style:name="T5" style:family="text">
      <style:text-properties fo:font-size="12pt" fo:font-weight="normal" officeooo:rsid="00296a1d" style:font-weight-asian="normal" style:font-weight-complex="normal"/>
    </style:style>
    <style:style style:name="T6" style:family="text">
      <style:text-properties fo:font-size="12pt" fo:font-style="normal" fo:font-weight="normal" style:font-style-asian="normal" style:font-weight-asian="normal" style:font-style-complex="normal" style:font-weight-complex="normal"/>
    </style:style>
    <style:style style:name="T7" style:family="text">
      <style:text-properties fo:font-size="10pt" fo:font-style="italic" style:font-style-asian="italic" style:font-style-complex="italic"/>
    </style:style>
    <style:style style:name="T8" style:family="text">
      <style:text-properties fo:font-size="14pt"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ks And Images</text:p>
      <text:p text:style-name="P1"/>
      <text:p text:style-name="P53">Anchors</text:p>
      <text:list xml:id="list2473855362" text:style-name="L2">
        <text:list-item>
          <text:p text:style-name="P2">Links are created with the anchor &lt;a&gt; element.</text:p>
          <text:list>
            <text:list-item>
              <text:p text:style-name="P5">Anchors uses the <text:span text:style-name="T1">href</text:span> attribute to determine where the user is sent to when they click an &lt;a&gt; element.</text:p>
            </text:list-item>
            <text:list-item>
              <text:p text:style-name="P8">The <text:span text:style-name="T1">href</text:span> attribute informs that the &lt;a&gt; element is a link and should render the content in its default blue text.</text:p>
            </text:list-item>
          </text:list>
        </text:list-item>
      </text:list>
      <text:p text:style-name="P3"/>
      <text:p text:style-name="P54">Attributes</text:p>
      <text:list xml:id="list4207636831" text:style-name="L3">
        <text:list-item>
          <text:p text:style-name="P4">An HTML 'attribute' adds meaning to the element it's attached to.</text:p>
          <text:list>
            <text:list-item>
              <text:p text:style-name="P4">Different elements allow different attributes.</text:p>
            </text:list-item>
          </text:list>
        </text:list-item>
      </text:list>
      <text:p text:style-name="P6"/>
      <text:list xml:id="list151208221880610" text:continue-numbering="true" text:style-name="L3">
        <text:list-item>
          <text:p text:style-name="P7">Attributes are placed in the opening tag and works as name/value pairs.</text:p>
          <text:list>
            <text:list-item>
              <text:p text:style-name="P7">The use of single quotation marks and double quotation marks are preferential.</text:p>
            </text:list-item>
          </text:list>
        </text:list-item>
      </text:list>
      <text:p text:style-name="P9"/>
      <text:p text:style-name="P55">Absolute, Relative, and Root-Relative Links</text:p>
      <text:list xml:id="list4285338123" text:style-name="L4">
        <text:list-item>
          <text:p text:style-name="P10">A website is a collection of HTML files organized into folders.</text:p>
          <text:list>
            <text:list-item>
              <text:p text:style-name="P10">To refer to files from inside of another file, the Internet uses 'uniform resource locators' (URLs).</text:p>
              <text:p text:style-name="P10"/>
            </text:list-item>
          </text:list>
        </text:list-item>
        <text:list-item>
          <text:p text:style-name="P10">There are three forms of URLs:</text:p>
        </text:list-item>
      </text:list>
      <text:p text:style-name="P11"/>
      <text:p text:style-name="P11"><text:tab/><text:span text:style-name="T1">Absolute Links</text:span></text:p>
      <text:list xml:id="list1628736254" text:style-name="L5">
        <text:list-item>
          <text:p text:style-name="P12">'Absolute' links are the most detailed way you can refer to a web resource. There are three parts to an 'absolute' link: scheme, domain, path.</text:p>
          <text:list>
            <text:list-item>
              <text:p text:style-name="P12">Absolute links are better reserved for directing users to a different website.</text:p>
            </text:list-item>
          </text:list>
        </text:list-item>
      </text:list>
      <text:p text:style-name="P11"><text:span text:style-name="T1"/></text:p>
      <text:p text:style-name="P11"><text:span text:style-name="T1"><text:tab/>Relative Links</text:span></text:p>
      <text:list xml:id="list4157884680" text:style-name="L6">
        <text:list-item>
          <text:p text:style-name="P13">'Relative' links point to another file in your website from the source point of the file you are editing. The only thing needed is the path, assumed scheme and domain are the same.</text:p>
          <text:list>
            <text:list-item>
              <text:p text:style-name="P13">The <text:span text:style-name="T1">href</text:span> attribute will hold the file path to the destination from the starting point which is the file you are currently in.</text:p>
            </text:list-item>
          </text:list>
        </text:list-item>
      </text:list>
      <text:p text:style-name="P14"/>
      <text:list xml:id="list151208194505716" text:continue-numbering="true" text:style-name="L6">
        <text:list-item>
          <text:p text:style-name="P17">Relative links are handy for referring to resources in the same folder or in a standalone section of your website.</text:p>
          <text:list>
            <text:list-header>
              <text:p text:style-name="P13"/>
            </text:list-header>
          </text:list>
        </text:list-item>
      </text:list>
      <text:p text:style-name="P11"><text:span text:style-name="T1"><text:tab/>Root-Relative Links</text:span></text:p>
      <text:list xml:id="list1696528338" text:style-name="L8">
        <text:list-item>
          <text:p text:style-name="P18">'Root-relative' links are links relative to the 'root' of the entire website.</text:p>
          <text:list>
            <text:list-item>
              <text:p text:style-name="P18">If the website is hosted on 'example.com', then all root-relative URLs will be relative to 'example.com'.</text:p>
              <text:p text:style-name="P18"/>
            </text:list-item>
          </text:list>
        </text:list-item>
        <text:list-item>
          <text:p text:style-name="P18">Root-relative links on a server will resemble something like: ( '/' )</text:p>
        </text:list-item>
      </text:list>
      <text:p text:style-name="P11"><text:span text:style-name="T1"/></text:p>
      <text:p text:style-name="P14"><text:span text:style-name="T1"><text:tab/>Parent Folders</text:span></text:p>
      <text:list xml:id="list1800968149" text:style-name="L7">
        <text:list-item>
          <text:p text:style-name="P15">To refer to the parent folder of the path you are in, you need the ( .. ) syntax.</text:p>
          <text:list>
            <text:list-item>
              <text:p text:style-name="P15">Two consecutive dots in a file path represent a pointer to the parent directory.</text:p>
            </text:list-item>
          </text:list>
        </text:list-item>
      </text:list>
      <text:p text:style-name="P16"><text:soft-page-break/></text:p>
      <text:p text:style-name="P56">Link Targets</text:p>
      <text:list xml:id="list1169480898" text:style-name="L9">
        <text:list-item>
          <text:p text:style-name="P19">The <text:span text:style-name="T1">target</text:span> attribute of an &lt;a&gt; element can define where to dispaly the page when the user clicks the link.</text:p>
          <text:list>
            <text:list-item>
              <text:p text:style-name="P19">By default, most browsers replace the current page with the new page, but can be altered so the new page is displayed in a new tab or window.</text:p>
            </text:list-item>
          </text:list>
        </text:list-item>
      </text:list>
      <text:p text:style-name="P20"/>
      <text:list xml:id="list151209277103233" text:continue-numbering="true" text:style-name="L9">
        <text:list-item>
          <text:p text:style-name="P19">The <text:span text:style-name="T1">target</text:span> attribute has a few pre-defined values that carry special meaning for web browsers.</text:p>
          <text:list>
            <text:list-item>
              <text:p text:style-name="P48">_self : <text:span text:style-name="T3">the current browsing context. (Default)</text:span></text:p>
            </text:list-item>
            <text:list-item>
              <text:p text:style-name="P48">_blank : <text:span text:style-name="T3">Usually a new tab, user can configure browser to open a new window instead.</text:span></text:p>
            </text:list-item>
            <text:list-item>
              <text:p text:style-name="P48">_parent :<text:span text:style-name="T3"> The parent browsing content of the current one. If no parent, behaves as _self.</text:span><text:span text:style-name="T2"> </text:span></text:p>
            </text:list-item>
            <text:list-item>
              <text:p text:style-name="P48">_top : <text:span text:style-name="T3">The topmost browsing context (the 'highest' context that's an ancestor of the current one). If no ancestors, behaves as _self.</text:span></text:p>
            </text:list-item>
          </text:list>
        </text:list-item>
      </text:list>
      <text:p text:style-name="P49"><text:span text:style-name="T3"/></text:p>
      <text:p text:style-name="P57">Naming Conventions</text:p>
      <text:list xml:id="list670805562" text:style-name="L10">
        <text:list-item>
          <text:p text:style-name="P21">Spaces in URLs require special handling and should be avoidded at all costs.</text:p>
          <text:list>
            <text:list-item>
              <text:p text:style-name="P21">Spaces are replaced with ( %20 ).</text:p>
            </text:list-item>
          </text:list>
        </text:list-item>
      </text:list>
      <text:p text:style-name="P22"/>
      <text:list xml:id="list151208852899472" text:continue-numbering="true" text:style-name="L10">
        <text:list-item>
          <text:p text:style-name="P21">It is recommended to use a hyphen rather than a space, when necessary.</text:p>
        </text:list-item>
        <text:list-item>
          <text:p text:style-name="P21">It is recommended to use all lowercase characters for consistency.</text:p>
        </text:list-item>
      </text:list>
      <text:p text:style-name="P22"/>
      <text:list xml:id="list151208907162297" text:continue-numbering="true" text:style-name="L10">
        <text:list-item>
          <text:p text:style-name="P21">The name of the folders and files determine the slugs for the web pages.</text:p>
        </text:list-item>
      </text:list>
      <text:p text:style-name="P22"/>
      <text:p text:style-name="P58">Images</text:p>
      <text:list xml:id="list2222501205" text:style-name="L11">
        <text:list-item>
          <text:p text:style-name="P23">Image content is defined outside of the web page that renders it.</text:p>
        </text:list-item>
      </text:list>
      <text:p text:style-name="P24"/>
      <text:list xml:id="list151209249778103" text:continue-numbering="true" text:style-name="L11">
        <text:list-item>
          <text:p text:style-name="P23">Images are included in web pages with the &lt;img&gt; tag and its <text:span text:style-name="T1">src</text:span> attribute which points to the image file you want to display.</text:p>
          <text:list>
            <text:list-item>
              <text:p text:style-name="P23">This is an empty element.</text:p>
              <text:p text:style-name="P23"/>
            </text:list-item>
          </text:list>
        </text:list-item>
        <text:list-item>
          <text:p text:style-name="P23">Retina displays and mobile devices makes image handling more difficult.</text:p>
        </text:list-item>
      </text:list>
      <text:p text:style-name="P24"/>
      <text:list xml:id="list151209221882099" text:continue-numbering="true" text:style-name="L11">
        <text:list-item>
          <text:p text:style-name="P23">There are also &lt;figure&gt; and &lt;figcaption&gt; elements which provide more semantics for the web page.</text:p>
        </text:list-item>
      </text:list>
      <text:p text:style-name="P24"/>
      <text:p text:style-name="P59">Image Formats</text:p>
      <text:list xml:id="list3783895358" text:style-name="L12">
        <text:list-item>
          <text:p text:style-name="P25">There are four main image formats that are used on the web. They each are designed differently to provide utility for different conditions.</text:p>
        </text:list-item>
      </text:list>
      <text:p text:style-name="P26"/>
      <text:p text:style-name="P26"><text:tab/><text:span text:style-name="T1">JPG Images</text:span></text:p>
      <text:list xml:id="list4004263251" text:style-name="L14">
        <text:list-item>
          <text:p text:style-name="P27">JPG images are designed for handling large color palettes while maintaining small file size.</text:p>
          <text:list>
            <text:list-item>
              <text:p text:style-name="P27">These are good for photos and images with gradients.</text:p>
              <text:p text:style-name="P27"/>
            </text:list-item>
          </text:list>
        </text:list-item>
        <text:list-item>
          <text:p text:style-name="P27">JPG images do not allow for transparent pixels.</text:p>
        </text:list-item>
      </text:list>
      <text:p text:style-name="P26"><text:span text:style-name="T1"/></text:p>
      <text:p text:style-name="P26"><text:span text:style-name="T1"><text:tab/>GIF Images</text:span></text:p>
      <text:list xml:id="list3922661131" text:style-name="L15">
        <text:list-item>
          <text:p text:style-name="P50">GIFs are designed for simple animations, but are limited in their color palette.</text:p>
          <text:list>
            <text:list-item>
              <text:p text:style-name="P50"><text:soft-page-break/>These are <text:span text:style-name="T1">not</text:span> good for photos and should only be used if animations are necessary.</text:p>
            </text:list-item>
          </text:list>
        </text:list-item>
      </text:list>
      <text:p text:style-name="P51"/>
      <text:list xml:id="list151208614260205" text:continue-numbering="true" text:style-name="L15">
        <text:list-item>
          <text:p text:style-name="P50">GIFs only allow binary transparent pixels, there are no semi-transparent pixels.</text:p>
        </text:list-item>
      </text:list>
      <text:p text:style-name="P26"><text:span text:style-name="T1"/></text:p>
      <text:p text:style-name="P26"><text:span text:style-name="T1"><text:tab/>PNG Images</text:span></text:p>
      <text:list xml:id="list3756083966" text:style-name="L16">
        <text:list-item>
          <text:p text:style-name="P28">PNGs are great for anything that is not a photo or animated. A PNG would take more space than a JPG of the same quality.</text:p>
          <text:list>
            <text:list-item>
              <text:p text:style-name="P28">PNGs can handle opacity and does not have a color palette limitation.</text:p>
            </text:list-item>
          </text:list>
        </text:list-item>
      </text:list>
      <text:p text:style-name="P29"/>
      <text:list xml:id="list151207963822917" text:continue-numbering="true" text:style-name="L16">
        <text:list-item>
          <text:p text:style-name="P28">PNGs are good for icons, technical diagrams, logos, etc.</text:p>
          <text:p text:style-name="P28"/>
        </text:list-item>
      </text:list>
      <text:p text:style-name="P26"><text:span text:style-name="T1"><text:tab/>SVG Images</text:span></text:p>
      <text:list xml:id="list3067530661" text:style-name="L17">
        <text:list-item>
          <text:p text:style-name="P52"><text:span text:style-name="T5">SVGs is a vector-based graphics format, which means it can scale up or down to any dimension without a loss of quality.</text:span></text:p>
          <text:list>
            <text:list-item>
              <text:p text:style-name="P65"><text:span text:style-name="T4">SVGs images are great in responsive design environments, as they can be molded to any dimension.</text:span></text:p>
            </text:list-item>
            <text:list-item>
              <text:p text:style-name="P65"><text:span text:style-name="T4">SVGs are good in cases where PNGs are acceptable and should be used whenever possible.</text:span></text:p>
            </text:list-item>
          </text:list>
        </text:list-item>
      </text:list>
      <text:p text:style-name="P66"><text:span text:style-name="T4"/></text:p>
      <text:list xml:id="list151208981600147" text:continue-numbering="true" text:style-name="L17">
        <text:list-item>
          <text:p text:style-name="P65"><text:span text:style-name="T4">A potential issue with SVGs: You will need to convert any text fields to outlines using an image editor. Images with a lot of text can negatively impact file size.</text:span></text:p>
        </text:list-item>
      </text:list>
      <text:p text:style-name="P66"><text:span text:style-name="T4"/></text:p>
      <text:p text:style-name="P60">Image Dimensions</text:p>
      <text:list xml:id="list3175015708" text:style-name="L18">
        <text:list-item>
          <text:p text:style-name="P30">By default, the &lt;image&gt; element inherits dimensions of its image file.</text:p>
        </text:list-item>
      </text:list>
      <text:p text:style-name="P31"/>
      <text:list xml:id="list151209023167136" text:continue-numbering="true" text:style-name="L18">
        <text:list-item>
          <text:p text:style-name="P30">For retina displays, pixel-based image formats needs to be 2x as big as you want them to appear.</text:p>
        </text:list-item>
      </text:list>
      <text:p text:style-name="P31"/>
      <text:list xml:id="list151209211946099" text:continue-numbering="true" text:style-name="L18">
        <text:list-item>
          <text:p text:style-name="P30">To modify an &lt;image&gt; element's size, you can insert the <text:span text:style-name="T1">width</text:span> attribute into the &lt;image&gt; element.</text:p>
          <text:list>
            <text:list-item>
              <text:p text:style-name="P30">The <text:span text:style-name="T1">width</text:span> attribute sets an explicit width dimension for the image.</text:p>
            </text:list-item>
            <text:list-item>
              <text:p text:style-name="P30">The <text:span text:style-name="T1">height</text:span> attribute sets an explicit height dimension for the image.</text:p>
            </text:list-item>
          </text:list>
        </text:list-item>
      </text:list>
      <text:p text:style-name="P31"/>
      <text:list xml:id="list151207944463352" text:continue-numbering="true" text:style-name="L18">
        <text:list-item>
          <text:list>
            <text:list-item>
              <text:p text:style-name="P30">Setting only one will cause the image to scale proportionally.</text:p>
            </text:list-item>
          </text:list>
        </text:list-item>
      </text:list>
      <text:p text:style-name="P31"/>
      <text:list xml:id="list151208040033354" text:continue-numbering="true" text:style-name="L18">
        <text:list-item>
          <text:p text:style-name="P30">Dimension values are specified in pixels, and you should never include a unit.</text:p>
        </text:list-item>
      </text:list>
      <text:p text:style-name="P31"/>
      <text:list xml:id="list151209301554139" text:continue-numbering="true" text:style-name="L18">
        <text:list-item>
          <text:p text:style-name="P32">The <text:span text:style-name="T1">width</text:span> and <text:span text:style-name="T1">height</text:span> attributes are useful, but image dimensions should mainly be set in CSS so that you are able to alter them with media queries.</text:p>
        </text:list-item>
      </text:list>
      <text:p text:style-name="P33"/>
      <text:p text:style-name="P61">Text Alternatives</text:p>
      <text:list xml:id="list1890340495" text:style-name="L19">
        <text:list-item>
          <text:p text:style-name="P34">Adding the <text:span text:style-name="T1">alt</text:span> attribute to &lt;image&gt; elements is considered a best practice.</text:p>
          <text:list>
            <text:list-item>
              <text:p text:style-name="P34">This defines a 'text alternative' to the image being displayed and has an impact on both search engines and accessibility.</text:p>
            </text:list-item>
          </text:list>
        </text:list-item>
      </text:list>
      <text:p text:style-name="P35"/>
      <text:p text:style-name="P62">More HTML Attributes</text:p>
      <text:p text:style-name="P36"/>
      <text:p text:style-name="P36"><text:tab/><text:span text:style-name="T1">Document Language</text:span></text:p>
      <text:list xml:id="list828972891" text:style-name="L21">
        <text:list-item>
          <text:p text:style-name="P37"><text:soft-page-break/>A web page's default language is defined by the <text:span text:style-name="T1">lang</text:span> attribute on the top level &lt;html&gt; element.</text:p>
          <text:list>
            <text:list-item>
              <text:p text:style-name="P37">Example: <text:span text:style-name="T7">&lt;html lang='en'&gt;</text:span></text:p>
            </text:list-item>
          </text:list>
          <text:p text:style-name="P37"><text:span text:style-name="T6"/></text:p>
        </text:list-item>
      </text:list>
      <text:p text:style-name="P36"><text:span text:style-name="T1"><text:tab/>Character Sets</text:span></text:p>
      <text:list xml:id="list1652753164" text:style-name="L22">
        <text:list-item>
          <text:p text:style-name="P38">A 'character set' is a digital alphabet for your browser. To render other languages such as Turkish, you will need to specify the document is using 'UTF-8'.</text:p>
        </text:list-item>
      </text:list>
      <text:p text:style-name="P39"/>
      <text:list xml:id="list151208944038152" text:continue-numbering="true" text:style-name="L22">
        <text:list-item>
          <text:p text:style-name="P38">UTF-8 is considered a universal alphabet for the internet and should be included in every web page document.</text:p>
        </text:list-item>
      </text:list>
      <text:p text:style-name="P39"/>
      <text:p text:style-name="P63">HTML Entities</text:p>
      <text:list xml:id="list2256590645" text:style-name="L23">
        <text:list-item>
          <text:p text:style-name="P40">A 'HTML entity' is a special character that can be represented as plain text in a HTMl document.</text:p>
          <text:list>
            <text:list-item>
              <text:p text:style-name="P40">This typically means that it is a reserved character in HTML or that it is only representable through a code.</text:p>
            </text:list-item>
          </text:list>
        </text:list-item>
      </text:list>
      <text:p text:style-name="P41"/>
      <text:p text:style-name="P41"><text:tab/><text:span text:style-name="T1">Reserved Characters</text:span></text:p>
      <text:list xml:id="list3253086220" text:style-name="L24">
        <text:list-item>
          <text:p text:style-name="P42">The &lt;, &gt;, and &amp; characters are considered 'reserved characters' because they are not allowed to be inserted into an HTML document without being encoded.</text:p>
        </text:list-item>
      </text:list>
      <text:p text:style-name="P43"/>
      <text:list xml:id="list151208264441828" text:continue-numbering="true" text:style-name="L24">
        <text:list-item>
          <text:p text:style-name="P42">Entities always begin with an ampersand ( &amp; ) and end with a semicolon ( ; ).</text:p>
          <text:list>
            <text:list-item>
              <text:p text:style-name="P42">In between, you put a code that your browser will interpet as the symbol.</text:p>
            </text:list-item>
          </text:list>
        </text:list-item>
      </text:list>
      <text:p text:style-name="P43"/>
      <text:p text:style-name="P43"><text:tab/><text:span text:style-name="T8">Quotes</text:span></text:p>
      <text:list xml:id="list2034393133" text:style-name="L25">
        <text:list-item>
          <text:p text:style-name="P44">There are four different kinds of curly quotes (opening and closing single and double quotes)</text:p>
        </text:list-item>
      </text:list>
      <text:p text:style-name="P45"/>
      <text:p text:style-name="P64">UTF-8<text:span text:style-name="T2"> </text:span>And HTML Entities</text:p>
      <text:list xml:id="list1981637538" text:style-name="L26">
        <text:list-item>
          <text:p text:style-name="P46">In previous times, HTML files were not allowed to have special characters.</text:p>
        </text:list-item>
      </text:list>
      <text:p text:style-name="P47"/>
      <text:list xml:id="list151209007625243" text:continue-numbering="true" text:style-name="L26">
        <text:list-item>
          <text:p text:style-name="P46">In current times, HTML documents use 'UTF-8' which allows you to insert any character directly into the HTML documen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4" meta:paragraph-count="105" meta:word-count="1263" meta:character-count="6962" meta:non-whitespace-character-count="5864"/>
  </office:meta>
</office:document-meta>
</file>